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 style:parent-style-name="Standard">
      <style:text-properties fo:font-size="8pt" officeooo:rsid="001b80c7" officeooo:paragraph-rsid="00592ca3" style:font-size-asian="8pt" style:font-size-complex="8pt"/>
    </style:style>
    <style:style style:name="P19" style:family="paragraph" style:parent-style-name="Standard">
      <style:text-properties fo:font-style="normal" style:font-style-asian="normal" style:font-style-complex="normal"/>
    </style:style>
    <style:style style:name="P20" style:family="paragraph" style:parent-style-name="Standard">
      <style:text-properties officeooo:paragraph-rsid="00592ca3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5283c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4" draw:style-name="gr5" draw:text-style-name="P26" svg:width="4.56cm" svg:height="1.959cm" svg:x="15.401cm" svg:y="22.5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6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20" draw:style-name="gr3" draw:text-style-name="P21" svg:width="4.5cm" svg:height="0.952cm" draw:control="control7"/></text:p><text:p text:style-name="P20"><draw:control text:anchor-type="as-char" svg:y="-0.009cm" draw:z-index="25" draw:style-name="gr3" draw:text-style-name="P26" svg:width="4.5cm" svg:height="0.451cm" draw:control="control24"/></text:p><text:p text:style-name="Standard"><draw:control text:anchor-type="as-char" svg:y="-0.009cm" draw:z-index="8" draw:style-name="gr3" draw:text-style-name="P26" svg:width="4.5cm" svg:height="0.451cm" draw:control="control8"/></text:p><text:p text:style-name="Standard"><draw:control text:anchor-type="as-char" svg:y="-0.009cm" draw:z-index="9" draw:style-name="gr3" draw:text-style-name="P26" svg:width="4.5cm" svg:height="0.451cm" draw:control="control9"/></text:p><text:p text:style-name="Standard"/><text:p text:style-name="Standard"/><text:p text:style-name="P2"><text:s/>Mein Zeichen</text:p><text:p text:style-name="P16"><draw:control text:anchor-type="as-char" svg:y="-0.009cm" draw:z-index="10" draw:style-name="gr3" draw:text-style-name="P26" svg:width="4.5cm" svg:height="0.451cm" draw:control="control10"/></text:p><text:p text:style-name="P16"/><text:p text:style-name="P16"/><text:p text:style-name="P16"><draw:control text:anchor-type="as-char" svg:y="-0.009cm" draw:z-index="11" draw:style-name="gr3" draw:text-style-name="P26" svg:width="4.5cm" svg:height="0.451cm" draw:control="control11"/></text:p><text:p text:style-name="P16"/><text:p text:style-name="P16"/><text:p text:style-name="P16"><draw:control text:anchor-type="as-char" svg:y="-0.009cm" draw:z-index="12" draw:style-name="gr3" draw:text-style-name="P21" svg:width="4.5cm" svg:height="0.451cm" draw:control="control12"/></text:p><text:p text:style-name="Kleine_20_Texte"><text:s/>Telefon<text:tab/><draw:control text:anchor-type="as-char" draw:z-index="13" draw:style-name="gr1" draw:text-style-name="P27" svg:width="3.241cm" svg:height="0.451cm" draw:control="control13"/></text:p><text:p text:style-name="Kleine_20_Texte"><text:s/>Telefax<text:tab/><draw:control text:anchor-type="as-char" draw:z-index="14" draw:style-name="gr1" draw:text-style-name="P27" svg:width="3.241cm" svg:height="0.451cm" draw:control="control14"/></text:p><text:p text:style-name="Standard"><draw:control text:anchor-type="as-char" svg:y="0.071cm" draw:z-index="15" draw:style-name="gr3" draw:text-style-name="P26" svg:width="4.5cm" svg:height="0.9cm" draw:control="control15"/></text:p><text:p text:style-name="Standard"/><text:p text:style-name="Standard"/><text:p text:style-name="Kleine_20_Texte"><text:s/>Zentrale<text:tab/><draw:control text:anchor-type="as-char" draw:z-index="16" draw:style-name="gr1" draw:text-style-name="P27" svg:width="3.241cm" svg:height="0.451cm" draw:control="control16"/></text:p><text:p text:style-name="Kleine_20_Texte"><text:s/>Telefax<text:tab/><draw:control text:anchor-type="as-char" draw:z-index="17" draw:style-name="gr1" draw:text-style-name="P27" svg:width="3.241cm" svg:height="0.451cm" draw:control="control17"/><text:tab/></text:p><text:p text:style-name="Standard"><draw:control text:anchor-type="as-char" svg:y="-0.009cm" draw:z-index="18" draw:style-name="gr3" draw:text-style-name="P26" svg:width="4.5cm" svg:height="0.451cm" draw:control="control18"/></text:p><text:p text:style-name="Standard"><draw:control text:anchor-type="as-char" svg:y="0.071cm" draw:z-index="19" draw:style-name="gr3" draw:text-style-name="P26" svg:width="4.5cm" svg:height="0.9cm" draw:control="control1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8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>Fachprüfung „<text:span text:style-name="T5">Trockengüterschifffahrt</text:span>“ gemäß ADN 8.2.2.7.<text:span text:style-name="T5">1</text:span></text:p>
      <text:p text:style-name="P3"/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5"><text:span text:style-name="T1">nach dem Ergebnis, der von Ihnen abgelegten Fachprüfung ADN „Trockengüterschifffahrt“ kann Ihnen eine Bescheinigung über besondere Kenntnisse des ADN 8.2.1.7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485cm" draw:z-index="5" draw:style-name="gr3" draw:text-style-name="P24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1" draw:style-name="gr3" draw:text-style-name="P24" svg:width="4.977cm" svg:height="0.701cm" draw:control="control20"/></text:span></text:p>
      <text:p text:style-name="P8"><text:span text:style-name="T4">Sie haben gemäß ADN 8.2.2.7.2.5 die erforderliche Mindestpunktzahl von <text:s text:c="2"/>20 Punkten bei den Multiple Choice Fragen nicht erreicht.</text:span>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485cm" draw:z-index="22" draw:style-name="gr3" draw:text-style-name="P24" svg:width="8.914cm" svg:height="0.701cm" draw:control="control21"/></text:span></text:p>
      <text:p text:style-name="P10">Für die Teilnahme an einer Wiederholungsprüfung bitte ich um frühzeitige Anmeldung.</text:p>
      <text:p text:style-name="P10"/>
      <text:p text:style-name="P11">Rechtsbehelfsbelehrung</text:p>
      <text:p text:style-name="P13"><draw:control text:anchor-type="char" draw:z-index="23" draw:style-name="gr4" draw:text-style-name="P24" svg:width="12.576cm" svg:height="2.251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5"/>
      <text:p text:style-name="P12"><draw:control text:anchor-type="as-char" svg:y="-1.351cm" draw:z-index="6" draw:style-name="gr3" draw:text-style-name="P25" svg:width="8.501cm" svg:height="0.701cm" draw:control="control6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1:39:05.542268459</dc:date>
    <dc:creator>Stefan Meyer</dc:creator>
    <meta:editing-duration>PT19H17M26S</meta:editing-duration>
    <meta:editing-cycles>99</meta:editing-cycles>
    <meta:document-statistic meta:table-count="0" meta:image-count="1" meta:object-count="0" meta:page-count="1" meta:paragraph-count="33" meta:word-count="108" meta:character-count="813" meta:non-whitespace-character-count="711"/>
  </office:meta>
</office:document-meta>
</file>